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svg:stroke-color="#000000" draw:fill="solid" draw:fill-color="#33cc66" draw:textarea-horizontal-align="justify" draw:textarea-vertical-align="middle" draw:auto-grow-height="false"/>
    </style:style>
    <style:style style:name="gr3" style:family="graphic" style:parent-style-name="standard">
      <style:graphic-properties svg:stroke-color="#000000" draw:fill="solid" draw:fill-color="#2300dc" draw:textarea-horizontal-align="justify" draw:textarea-vertical-align="middle" draw:auto-grow-height="false"/>
    </style:style>
    <style:style style:name="gr4" style:family="graphic" style:parent-style-name="standard">
      <style:graphic-properties svg:stroke-color="#000000" draw:fill="solid" draw:fill-color="#ff0000" draw:textarea-horizontal-align="justify" draw:textarea-vertical-align="middle" draw:auto-grow-height="false"/>
    </style:style>
    <style:style style:name="gr5" style:family="graphic" style:parent-style-name="standard">
      <style:graphic-properties svg:stroke-color="#000000" draw:fill="solid" draw:fill-color="#9966cc" draw:textarea-horizontal-align="justify" draw:textarea-vertical-align="middle" draw:auto-grow-height="false"/>
    </style:style>
    <style:style style:name="gr6" style:family="graphic" style:parent-style-name="standard">
      <style:graphic-properties svg:stroke-color="#000000" draw:fill="solid" draw:fill-color="#ff6309" draw:textarea-horizontal-align="justify" draw:textarea-vertical-align="middle" draw:auto-grow-height="false"/>
    </style:style>
    <style:style style:name="gr7" style:family="graphic" style:parent-style-name="standard">
      <style:graphic-properties svg:stroke-color="#000000" draw:fill="solid" draw:fill-color="#ff0000" draw:textarea-horizontal-align="justify" draw:textarea-vertical-align="middle" draw:auto-grow-height="false"/>
    </style:style>
    <style:style style:name="gr8" style:family="graphic" style:parent-style-name="standard">
      <style:graphic-properties svg:stroke-color="#000000" draw:fill="solid" draw:fill-color="#ff6309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color="#33cc66"/>
    </style:style>
    <style:style style:name="T2" style:family="text">
      <style:text-properties fo:color="#2300dc"/>
    </style:style>
    <style:style style:name="T3" style:family="text">
      <style:text-properties fo:color="#ff0000"/>
    </style:style>
    <style:style style:name="T4" style:family="text">
      <style:text-properties fo:color="#9966cc"/>
    </style:style>
    <style:style style:name="T5" style:family="text">
      <style:text-properties fo:color="#ff6309"/>
    </style:style>
    <style:style style:name="T6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8.998cm" svg:height="6.65cm" svg:x="0.146cm" svg:y="2.713cm">
          <draw:text-box>
            <text:p>def main():</text:p>
            <text:p><text:span text:style-name="T1"><text:s text:c="4"/></text:span><text:span text:style-name="T1">init()</text:span></text:p>
            <text:p><text:span text:style-name="T2"><text:s text:c="4"/></text:span><text:span text:style-name="T2">some_quick_code()</text:span></text:p>
            <text:p><text:span text:style-name="T3"><text:s text:c="4"/></text:span><text:span text:style-name="T3">for x in large_list:</text:span></text:p>
            <text:p><text:span text:style-name="T3"><text:s text:c="8"/></text:span><text:span text:style-name="T3">do_something(x)</text:span></text:p>
            <text:p><text:span text:style-name="T4"><text:s text:c="4"/></text:span><text:span text:style-name="T4">some_other_code()</text:span></text:p>
            <text:p><text:span text:style-name="T5"><text:s text:c="4"/></text:span><text:span text:style-name="T5">while condition():</text:span></text:p>
            <text:p><text:span text:style-name="T5"><text:s text:c="8"/></text:span><text:span text:style-name="T5">expensive_computation()</text:span></text:p>
            <text:p><text:span text:style-name="T5"/></text:p>
          </draw:text-box>
        </draw:frame>
        <draw:g>
          <draw:custom-shape draw:style-name="gr2" draw:text-style-name="P1" draw:layer="layout" svg:width="5.207cm" svg:height="0.381cm" svg:x="9.765cm" svg:y="1.99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5.207cm" svg:height="0.635cm" svg:x="9.765cm" svg:y="2.378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5.207cm" svg:height="4.953cm" svg:x="9.765cm" svg:y="3.01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5.207cm" svg:height="0.635cm" svg:x="9.765cm" svg:y="7.966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" draw:layer="layout" svg:width="5.207cm" svg:height="3.81cm" svg:x="9.765cm" svg:y="8.6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2" draw:text-style-name="P1" draw:layer="layout" svg:width="5.207cm" svg:height="0.381cm" svg:x="15.92cm" svg:y="6.06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5.207cm" svg:height="0.635cm" svg:x="15.92cm" svg:y="6.442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2" draw:layer="layout" svg:width="5.207cm" svg:height="0.889cm" svg:x="15.92cm" svg:y="7.077cm">
            <text:p text:style-name="P2"><text:span text:style-name="T6">assembl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5.207cm" svg:height="0.635cm" svg:x="15.92cm" svg:y="7.966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2" draw:layer="layout" svg:width="5.207cm" svg:height="0.381cm" svg:x="15.92cm" svg:y="8.601cm">
            <text:p text:style-name="P2"><text:span text:style-name="T6">assembler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1" draw:layer="layout" svg:width="2.517cm" svg:height="0.962cm" svg:x="10.781cm" svg:y="0.854cm">
          <draw:text-box>
            <text:p>NO JIT</text:p>
          </draw:text-box>
        </draw:frame>
        <draw:frame draw:style-name="gr1" draw:layer="layout" svg:width="1.387cm" svg:height="0.962cm" svg:x="17.213cm" svg:y="0.854cm">
          <draw:text-box>
            <text:p>JIT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2cm" fo:page-height="1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16T17:30:32.290685426</meta:creation-date>
    <dc:date>2015-04-16T17:51:13.267012358</dc:date>
    <meta:editing-duration>PT8M12S</meta:editing-duration>
    <meta:editing-cycles>5</meta:editing-cycles>
    <meta:generator>LibreOffice/4.2.7.2$Linux_X86_64 LibreOffice_project/420m0$Build-2</meta:generator>
    <meta:document-statistic meta:object-count="15"/>
  </office:meta>
</office:document-meta>
</file>